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ula2" style:family="table">
      <style:table-properties style:width="15.319cm" fo:margin-left="0cm" fo:margin-right="0.677cm" table:align="margins" style:writing-mode="lr-tb"/>
    </style:style>
    <style:style style:name="Taula2.A" style:family="table-column">
      <style:table-column-properties style:column-width="2.011cm" style:rel-column-width="1140*"/>
    </style:style>
    <style:style style:name="Taula2.B" style:family="table-column">
      <style:table-column-properties style:column-width="9.419cm" style:rel-column-width="5340*"/>
    </style:style>
    <style:style style:name="Taula2.C" style:family="table-column">
      <style:table-column-properties style:column-width="3.889cm" style:rel-column-width="2205*"/>
    </style:style>
    <style:style style:name="Taula2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000000" fo:padding="0.097cm" fo:border="0.002cm solid #000000">
        <style:background-image/>
      </style:table-cell-properties>
    </style:style>
    <style:style style:name="Tau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Verdana" fo:font-size="10pt" style:font-size-asian="10pt"/>
    </style:style>
    <style:style style:name="P6" style:family="paragraph" style:parent-style-name="Standard">
      <style:text-properties style:font-name="Verdana" fo:font-size="10pt" style:font-size-asian="10pt" style:font-name-complex="Arial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9" style:family="paragraph" style:parent-style-name="Standard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P10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11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12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3" style:family="paragraph" style:parent-style-name="Standard">
      <style:text-properties fo:font-size="10pt" style:font-size-asian="10pt" style:font-weight-complex="normal"/>
    </style:style>
    <style:style style:name="P14" style:family="paragraph" style:parent-style-name="Heading_20_1">
      <style:text-properties fo:color="#000000" style:font-name-complex="Arial" style:font-size-complex="12pt"/>
    </style:style>
    <style:style style:name="P15" style:family="paragraph" style:parent-style-name="Heading_20_4">
      <style:text-properties style:font-name="Verdana" fo:font-size="10pt" style:font-size-asian="10pt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8pt" fo:font-weight="bold" style:font-size-asian="8pt" style:font-weight-asian="bold"/>
    </style:style>
    <style:style style:name="P17" style:family="paragraph" style:parent-style-name="Standard">
      <style:text-properties style:font-name="Verdana" fo:font-size="10pt" fo:font-weight="normal" style:font-size-asian="10pt" style:font-weight-asian="normal" style:font-name-complex="Arial"/>
    </style:style>
    <style:style style:name="P18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19" style:family="paragraph" style:parent-style-name="Standard" style:list-style-name="L1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0" style:family="paragraph" style:parent-style-name="Standard">
      <style:text-properties style:font-name="Verdana" fo:font-size="10pt" fo:font-weight="normal" style:font-size-asian="10pt" style:font-weight-asian="normal" style:font-weight-complex="normal"/>
    </style:style>
    <style:style style:name="P2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22" style:family="paragraph" style:parent-style-name="Standard">
      <style:text-properties style:font-name="Verdana" fo:font-size="10pt" fo:font-weight="bold" style:font-size-asian="10pt" style:font-weight-asian="bold" style:font-weight-complex="bold"/>
    </style:style>
    <style:style style:name="P23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24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6" style:family="paragraph" style:parent-style-name="Heading_20_4">
      <style:text-properties style:font-name="Verdana" fo:font-size="10pt" fo:font-weight="bold" style:font-size-asian="10pt" style:font-weight-asian="bold" style:font-name-complex="Arial" style:font-weight-complex="bold"/>
    </style:style>
    <style:style style:name="P27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Verdana" fo:font-size="10pt" style:font-size-asian="10pt" style:font-size-complex="10pt"/>
    </style:style>
    <style:style style:name="P29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T6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OLE_LINK7"/></text:p>
      <text:p text:style-name="P14">Linux Professional Institute Certificate 1 (LPIC-1). Examen 101</text:p>
      <text:p text:style-name="P2"/>
      <text:p text:style-name="P1">Objectius</text:p>
      <text:p text:style-name="P1"/>
      <text:p text:style-name="P11">Els objectius del curs són els oficials del certificat LPIC-1:</text:p>
      <text:p text:style-name="P11"/>
      <text:list xml:id="list1390762601" text:style-name="L1">
        <text:list-item>
          <text:p text:style-name="P19">Ser capaç de treballar amb la línia de comandes</text:p>
        </text:list-item>
        <text:list-item>
          <text:p text:style-name="P19">Realitzar tasques senzilles de manteniment com ajudar usuaris, manteniment d'usuaris, realització de còpies de seguretat i restauracions, parada i arrancada del sistema.</text:p>
        </text:list-item>
        <text:list-item>
          <text:p text:style-name="P19">Instal·lació i configuració d'un equip de treball i de la seva connectivitat a la xarxa.</text:p>
          <text:p text:style-name="P19"/>
        </text:list-item>
      </text:list>
      <text:p text:style-name="P26">Continguts</text:p>
      <text:p text:style-name="P23"/>
      <text:p text:style-name="P25">101.Arquitectura del sistema</text:p>
      <text:p text:style-name="P11"><text:tab/><text:tab/>101.1. Definir i configurar els paràmetres del maquinari.</text:p>
      <text:p text:style-name="P11"><text:tab/><text:tab/>101.2. Arrancada del sistema. Els candidats han de ser capaços de guiar el </text:p>
      <text:p text:style-name="P11"><text:tab/><text:tab/>sistema a través del procés de carrega. </text:p>
      <text:p text:style-name="P11"><text:tab/><text:tab/>101.3 Canviar el nivell d'execució i aturar o tornar a iniciar el sistema.</text:p>
      <text:p text:style-name="P11"/>
      <text:p text:style-name="P11"><text:tab/>102 Instal·lació de Linux i gestió de paquets</text:p>
      <text:p text:style-name="P11"><text:tab/><text:tab/>102.1. Dissenyar l'esquema de particions d'un disc.</text:p>
      <text:p text:style-name="P11"><text:tab/><text:tab/>102.2. Instal·lar un gestor d'arrancada.</text:p>
      <text:p text:style-name="P11"><text:tab/><text:tab/>102.3 Gestionar les llibreries compartides.</text:p>
      <text:p text:style-name="P11"><text:tab/><text:tab/>102.4 Ús del gestor de paquets de Debian.</text:p>
      <text:p text:style-name="P11"><text:tab/><text:tab/>102.5. Ús de RPM i del gestor de paquets YUM.</text:p>
      <text:p text:style-name="P11"/>
      <text:p text:style-name="P11"><text:tab/>103 Comandes Unix i GNU</text:p>
      <text:p text:style-name="P11"><text:tab/><text:tab/>103.1. Treball a la línia d'ordres.</text:p>
      <text:p text:style-name="P11"><text:tab/><text:tab/>103.2. Processar fluxos de text utilitzant filtres.</text:p>
      <text:p text:style-name="P11"><text:tab/><text:tab/>103.3 Realitzar tasques bàsiques de gestió de fitxers.</text:p>
      <text:p text:style-name="P11"><text:tab/><text:tab/>103.4. Utilitzar fluxos, canonades i redireccions.</text:p>
      <text:p text:style-name="P11"><text:tab/><text:tab/>103.5. Crear, monitoritzar i matar processos.</text:p>
      <text:p text:style-name="P11"><text:tab/><text:tab/>103.6.Modificar les prioritats d'execució dels processos.</text:p>
      <text:p text:style-name="P11"><text:tab/><text:tab/>103.7. Buscar fitxers de text utilitzant expressions regulars.</text:p>
      <text:p text:style-name="P11"><text:tab/><text:tab/>103.8. Realitzar tasques bàsiques d'edició de fitxers amb vi.</text:p>
      <text:p text:style-name="P11"/>
      <text:p text:style-name="P11"><text:tab/>104. Dispositius, Sistemes de fitxers Linux i Filesystem Hierarchy Standard (FHS)</text:p>
      <text:p text:style-name="P11"><text:tab/><text:tab/>104.1. Crear particions i sistemes de fitxers.</text:p>
      <text:p text:style-name="P11"><text:tab/><text:tab/>104.2. Mantenir la integritat dels sistemes de fitxers.</text:p>
      <text:p text:style-name="P11"><text:tab/><text:tab/>104.3. Controlar el muntatge i desmuntatge d'un sistema de fitxers.</text:p>
      <text:p text:style-name="P11"><text:tab/><text:tab/>104.4. Gestió de quotes de disc.</text:p>
      <text:p text:style-name="P11"><text:tab/><text:tab/>104.5. Gestionar els permisos i la propietat dels fitxers.</text:p>
      <text:p text:style-name="P11"><text:tab/><text:tab/>104.6. Crear i modificar enllaços durs i simbòlics.</text:p>
      <text:p text:style-name="P11"><text:tab/><text:tab/>104.7. Trobar fitxers del sistema i col·locar fitxers en la localització <text:tab/><text:tab/><text:tab/>correcta.</text:p>
      <text:p text:style-name="P13"/>
      <text:p text:style-name="P15">Destinataris</text:p>
      <text:p text:style-name="P5"/>
      <text:p text:style-name="P5">Professorat de cicles formatius de la família d'informàtica interessats en obtenir el certificat LPIC-1 o que vulguin formar als seus alumnes en sistemes Linux utilitzant un temari oficial. En aquest curs es prepararà als assistents per a la primera part de la certificació LPIC-1 (examen 101).</text:p>
      <text:p text:style-name="P7"/>
      <text:p text:style-name="P7"/>
      <text:p text:style-name="P7"/>
      <text:p text:style-name="P22"><text:soft-page-break/>Hores del curs</text:p>
      <text:p text:style-name="P22"/>
      <text:p text:style-name="P20">El curs té un total de 45 hores, distribuïdes de la següent manera:</text:p>
      <text:p text:style-name="P22"/>
      <text:p text:style-name="P22"/>
      <table:table table:name="Taula2" table:style-name="Taula2">
        <table:table-column table:style-name="Taula2.A"/>
        <table:table-column table:style-name="Taula2.B"/>
        <table:table-column table:style-name="Taula2.C"/>
        <table:table-row>
          <table:table-cell table:style-name="Taula2.A1" office:value-type="string">
            <text:p text:style-name="P27">Pes</text:p>
          </table:table-cell>
          <table:table-cell table:style-name="Taula2.A1" office:value-type="string">
            <text:p text:style-name="P27"><text:s/>Tema</text:p>
          </table:table-cell>
          <table:table-cell table:style-name="Taula2.C1" office:value-type="string">
            <text:p text:style-name="P27">Nombre d'hores</text:p>
          </table:table-cell>
        </table:table-row>
        <table:table-row>
          <table:table-cell table:style-name="Taula2.A2" office:value-type="float" office:value="8">
            <text:p text:style-name="P28">8</text:p>
          </table:table-cell>
          <table:table-cell table:style-name="Taula2.B2" office:value-type="string">
            <text:p text:style-name="P28">101 Arquitectura del sistema</text:p>
          </table:table-cell>
          <table:table-cell table:style-name="Taula2.C2" office:value-type="string">
            <text:p text:style-name="P28">5h</text:p>
          </table:table-cell>
        </table:table-row>
        <table:table-row>
          <table:table-cell table:style-name="Taula2.A2" office:value-type="float" office:value="11">
            <text:p text:style-name="P29">11</text:p>
          </table:table-cell>
          <table:table-cell table:style-name="Taula2.B2" office:value-type="string">
            <text:p text:style-name="P28">102 Instal·lació de Linux i gestió de paquets</text:p>
          </table:table-cell>
          <table:table-cell table:style-name="Taula2.C2" office:value-type="string">
            <text:p text:style-name="P28">7,5h</text:p>
          </table:table-cell>
        </table:table-row>
        <table:table-row>
          <table:table-cell table:style-name="Taula2.A2" office:value-type="float" office:value="26">
            <text:p text:style-name="P28">26</text:p>
          </table:table-cell>
          <table:table-cell table:style-name="Taula2.B2" office:value-type="string">
            <text:p text:style-name="P29">103 Comandes Unix i GNU</text:p>
          </table:table-cell>
          <table:table-cell table:style-name="Taula2.C2" office:value-type="string">
            <text:p text:style-name="P28">17,5h</text:p>
          </table:table-cell>
        </table:table-row>
        <table:table-row>
          <table:table-cell table:style-name="Taula2.A2" office:value-type="float" office:value="15">
            <text:p text:style-name="P28">15</text:p>
          </table:table-cell>
          <table:table-cell table:style-name="Taula2.B2" office:value-type="string">
            <text:p text:style-name="P29">104 Dispositius, Sistemes de fitxers Linux i Filesystem Hierarchy Standard (FHS) </text:p>
          </table:table-cell>
          <table:table-cell table:style-name="Taula2.C2" office:value-type="string">
            <text:p text:style-name="P28">10h</text:p>
          </table:table-cell>
        </table:table-row>
        <table:table-row>
          <table:table-cell table:style-name="Taula2.B2" office:value-type="string">
            <text:p text:style-name="P28"/>
          </table:table-cell>
          <table:table-cell table:style-name="Taula2.B2" office:value-type="string">
            <text:p text:style-name="P28">Resolució de dubtes i preparació per l'examen</text:p>
          </table:table-cell>
          <table:table-cell table:style-name="Taula2.C2" office:value-type="string">
            <text:p text:style-name="P28">5h</text:p>
          </table:table-cell>
        </table:table-row>
        <table:table-row>
          <table:table-cell table:style-name="Taula2.B2" office:value-type="string">
            <text:p text:style-name="P28">Total: 60</text:p>
          </table:table-cell>
          <table:table-cell table:style-name="Taula2.B2" office:value-type="string">
            <text:p text:style-name="P28"/>
          </table:table-cell>
          <table:table-cell table:style-name="Taula2.C2" office:value-type="string">
            <text:p text:style-name="P28">45h</text:p>
          </table:table-cell>
        </table:table-row>
      </table:table>
      <text:p text:style-name="P22"/>
      <text:p text:style-name="P20">Així doncs, el temps dedicat a cada tema s'adapta al pes que té el tema en l'examen de certificació.</text:p>
      <text:p text:style-name="P22"/>
      <text:p text:style-name="P22">Modalitats</text:p>
      <text:p text:style-name="P7"/>
      <text:p text:style-name="P17"><text:span text:style-name="T6">Aquest curs es pot oferir tant en modalitat presencial, com semipresencial o no presencial</text:span><text:span text:style-name="T4">.</text:span></text:p>
      <text:p text:style-name="P17"><text:span text:style-name="T4"/></text:p>
      <text:p text:style-name="P11">Per a qualsevol d'aquestes modalitats s'utilitzaran les plataformes Moodle i Mediawiki.</text:p>
      <text:p text:style-name="P11"/>
      <text:p text:style-name="P7"/>
      <text:p text:style-name="P7"><text:bookmark-end text:name="OLE_LINK7"/>Dates i horari</text:p>
      <text:p text:style-name="P6"/>
      <text:p text:style-name="P6">Pendent de concretar</text:p>
      <text:p text:style-name="P6"/>
      <text:p text:style-name="P7">Metodologia </text:p>
      <text:p text:style-name="P12"/>
      <text:p text:style-name="P12"/>
      <text:p text:style-name="P3">Els assistents aniran seguint amb l'ajuda del professor els materials del curs els quals estan adaptats a la certificació LPI-1. Es combinen els continguts teòrics amb exercicis pràctics. El professorat que assisteixi al curs haurà de realitzar una sèrie d'exercicis pràctics relacionats amb el temari oficial LPI.</text:p>
      <text:p text:style-name="P3"/>
      <text:p text:style-name="P4">Avaluació</text:p>
      <text:p text:style-name="P7"/>
      <text:p text:style-name="P3">L'avaluació dels assistents es farà en funció d'activitats presencials i de l'assistència al curs.</text:p>
      <text:p text:style-name="P3"/>
      <text:p text:style-name="P4">Coneixements previs </text:p>
      <text:p text:style-name="P4"/>
      <text:p text:style-name="P3">És recomana <text:s/>tenir uns coneixements previs bàsics sobre <text:span text:style-name="T2">sistemes operatius GNU/Linux.</text:span></text:p>
      <text:p text:style-name="P7"/>
      <text:p text:style-name="P5"><text:span text:style-name="T3">Lloc </text:span><text:span text:style-name="T1"><text:s/></text:span></text:p>
      <text:p text:style-name="P8"/>
      <text:p text:style-name="P9">Aula LINUX de <text:span text:style-name="T5">l'ETSEIB, planta 8, porta 27, a l'escola d'Enginyeria Industrial situada a l'Av. Diagonal, 647 del Campus Sud de la Universitat Politècnica de Catalunya. </text:span></text:p>
      <text:p text:style-name="P8"/>
      <text:p text:style-name="P7">Professors <text:s/></text:p>
      <text:p text:style-name="P7"/>
      <text:p text:style-name="P11">Sergi Tur Badenas</text:p>
      <text:p text:style-name="P10"><text:soft-page-break/></text:p>
      <text:p text:style-name="P7">Coordinador</text:p>
      <text:p text:style-name="P7"/>
      <text:p text:style-name="P11">Jordi Bofill Puig. Tel: 93 4015660. Correu electrònic: jordi.bofill­puig@upc.edu </text:p>
      <text:p text:style-name="P7"/>
      <text:p text:style-name="P12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2) Jordi Campos Miralles i Ramón Navarro Bosch han proposat el </dc:title>
    <meta:initial-creator>UPCnet</meta:initial-creator>
    <meta:creation-date>2005-10-05T14:52:00</meta:creation-date>
    <dc:date>2009-05-19T12:58:43</dc:date>
    <dc:language>ca-ES</dc:language>
    <meta:editing-cycles>63</meta:editing-cycles>
    <meta:editing-duration>PT06H07M35S</meta:editing-duration>
    <meta:document-statistic meta:table-count="1" meta:image-count="0" meta:object-count="0" meta:page-count="3" meta:paragraph-count="76" meta:word-count="570" meta:character-count="3775"/>
    <meta:user-defined meta:name="Info 1"/>
    <meta:user-defined meta:name="Info 2"/>
    <meta:user-defined meta:name="Info 3"/>
    <meta:user-defined meta:name="Info 4"/>
  </office:meta>
</office:document-meta>
</file>